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Table_20_Contents">
      <style:paragraph-properties style:line-height-at-least="0.529cm"/>
      <style:text-properties style:font-name="ui-monospace" fo:font-size="9pt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style:font-name="ui-monospace" fo:font-size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bookmark text:name="LC1"/>&lt;?xml version="1.0" encoding="UTF-8"?&gt;<text:bookmark text:name="L2"/><text:tab/></text:p>
      <text:p text:style-name="P2"><text:bookmark text:name="LC2"/><text:tab/><text:span text:style-name="T1">&lt;project xmlns="http://maven.apache.org/POM/4.0.0"</text:span><text:bookmark text:name="L3"/></text:p>
      <text:p text:style-name="P2"><text:bookmark text:name="LC3"/><text:tab/><text:span text:style-name="T1">xmlns:xsi="http://www.w3.org/2001/XMLSchema-instance"</text:span><text:bookmark text:name="L4"/></text:p>
      <text:p text:style-name="P2"><text:bookmark text:name="LC4"/><text:tab/><text:span text:style-name="T1">xsi:schemaLocation="http://maven.apache.org/POM/4.0.0 http://maven.apache.org/xsd/maven-4.0.0.xsd"&gt;</text:span><text:bookmark text:name="L5"/></text:p>
      <text:p text:style-name="P2"><text:bookmark text:name="LC5"/><text:tab/><text:span text:style-name="T1">&lt;modelVersion&gt;4.0.0&lt;/modelVersion&gt;</text:span><text:bookmark text:name="L6"/></text:p>
      <text:p text:style-name="P2"><text:bookmark text:name="LC6"/><text:tab/><text:bookmark text:name="L7"/></text:p>
      <text:p text:style-name="P2"><text:bookmark text:name="LC7"/><text:tab/><text:span text:style-name="T1">&lt;groupId&gt;org.example&lt;/groupId&gt;</text:span><text:bookmark text:name="L8"/></text:p>
      <text:p text:style-name="P2"><text:bookmark text:name="LC8"/><text:tab/><text:span text:style-name="T1">&lt;artifactId&gt;api-automation-tests-challenge-rest-assured&lt;/artifactId&gt;</text:span><text:bookmark text:name="L9"/></text:p>
      <text:p text:style-name="P2"><text:bookmark text:name="LC9"/><text:tab/><text:span text:style-name="T1">&lt;version&gt;1.0-SNAPSHOT&lt;/version&gt;</text:span><text:bookmark text:name="L10"/></text:p>
      <text:p text:style-name="P2"><text:bookmark text:name="LC10"/><text:tab/><text:bookmark text:name="L11"/></text:p>
      <text:p text:style-name="P2"><text:bookmark text:name="LC11"/><text:tab/><text:span text:style-name="T1">&lt;properties&gt;</text:span><text:bookmark text:name="L12"/></text:p>
      <text:p text:style-name="P2"><text:bookmark text:name="LC12"/><text:tab/><text:span text:style-name="T1">&lt;maven.compiler.source&gt;8&lt;/maven.compiler.source&gt;</text:span><text:bookmark text:name="L13"/></text:p>
      <text:p text:style-name="P2"><text:bookmark text:name="LC13"/><text:tab/><text:span text:style-name="T1">&lt;maven.compiler.target&gt;8&lt;/maven.compiler.target&gt;</text:span><text:bookmark text:name="L14"/></text:p>
      <text:p text:style-name="P2"><text:bookmark text:name="LC14"/><text:tab/><text:span text:style-name="T1">&lt;project.build.sourceEncoding&gt;UTF-8&lt;/project.build.sourceEncoding&gt;</text:span><text:bookmark text:name="L15"/></text:p>
      <text:p text:style-name="P2"><text:bookmark text:name="LC15"/><text:tab/><text:span text:style-name="T1">&lt;project.build.sourceEncoding&gt;UTF-8&lt;/project.build.sourceEncoding&gt;</text:span><text:bookmark text:name="L16"/></text:p>
      <text:p text:style-name="P2"><text:bookmark text:name="LC16"/><text:tab/><text:span text:style-name="T1">&lt;java.version&gt;1.8&lt;/java.version&gt;</text:span><text:bookmark text:name="L17"/></text:p>
      <text:p text:style-name="P2"><text:bookmark text:name="LC17"/><text:tab/><text:span text:style-name="T1">&lt;junit.api.version&gt;5.5.1&lt;/junit.api.version&gt;</text:span><text:bookmark text:name="L18"/></text:p>
      <text:p text:style-name="P2"><text:bookmark text:name="LC18"/><text:tab/><text:span text:style-name="T1">&lt;junit.jupiter.version&gt;5.9.0&lt;/junit.jupiter.version&gt;</text:span><text:bookmark text:name="L19"/></text:p>
      <text:p text:style-name="P2"><text:bookmark text:name="LC19"/><text:tab/><text:span text:style-name="T1">&lt;junit.platform.version&gt;1.9.0&lt;/junit.platform.version&gt;</text:span><text:bookmark text:name="L20"/></text:p>
      <text:p text:style-name="P2"><text:bookmark text:name="LC20"/><text:tab/><text:span text:style-name="T1">&lt;aspectj.version&gt;1.9.9.1&lt;/aspectj.version&gt;</text:span><text:bookmark text:name="L21"/></text:p>
      <text:p text:style-name="P2"><text:bookmark text:name="LC21"/><text:tab/><text:span text:style-name="T1">&lt;allure.version&gt;2.19.0&lt;/allure.version&gt;</text:span><text:bookmark text:name="L22"/></text:p>
      <text:p text:style-name="P2"><text:bookmark text:name="LC22"/><text:tab/><text:span text:style-name="T1">&lt;allure.cmd.download.url&gt;</text:span><text:bookmark text:name="L23"/></text:p>
      <text:p text:style-name="P2"><text:bookmark text:name="LC23"/><text:tab/><text:span text:style-name="T1">https://repo.maven.apache.org/maven2/io/qameta/allure/allure-commandline</text:span><text:bookmark text:name="L24"/></text:p>
      <text:p text:style-name="P2"><text:bookmark text:name="LC24"/><text:tab/><text:span text:style-name="T1">&lt;/allure.cmd.download.url&gt;</text:span><text:bookmark text:name="L25"/></text:p>
      <text:p text:style-name="P2"><text:bookmark text:name="LC25"/><text:tab/><text:span text:style-name="T1">&lt;/properties&gt;</text:span><text:bookmark text:name="L26"/></text:p>
      <text:p text:style-name="P2"><text:bookmark text:name="LC26"/><text:tab/><text:bookmark text:name="L27"/></text:p>
      <text:p text:style-name="P2"><text:bookmark text:name="LC27"/><text:tab/><text:span text:style-name="T1">&lt;dependencies&gt;</text:span><text:bookmark text:name="L28"/></text:p>
      <text:p text:style-name="P2"><text:bookmark text:name="LC28"/><text:tab/><text:span text:style-name="T1">&lt;dependency&gt;</text:span><text:bookmark text:name="L29"/></text:p>
      <text:p text:style-name="P2"><text:bookmark text:name="LC29"/><text:tab/><text:span text:style-name="T1">&lt;groupId&gt;io.rest-assured&lt;/groupId&gt;</text:span><text:bookmark text:name="L30"/></text:p>
      <text:p text:style-name="P2"><text:bookmark text:name="LC30"/><text:tab/><text:span text:style-name="T1">&lt;artifactId&gt;rest-assured&lt;/artifactId&gt;</text:span><text:bookmark text:name="L31"/></text:p>
      <text:p text:style-name="P2"><text:bookmark text:name="LC31"/><text:tab/><text:span text:style-name="T1">&lt;version&gt;4.5.1&lt;/version&gt;</text:span><text:bookmark text:name="L32"/></text:p>
      <text:p text:style-name="P2"><text:bookmark text:name="LC32"/><text:tab/><text:span text:style-name="T1">&lt;scope&gt;test&lt;/scope&gt;</text:span><text:bookmark text:name="L33"/></text:p>
      <text:p text:style-name="P2"><text:bookmark text:name="LC33"/><text:tab/><text:span text:style-name="T1">&lt;/dependency&gt;</text:span><text:bookmark text:name="L34"/></text:p>
      <text:p text:style-name="P2"><text:bookmark text:name="LC34"/><text:tab/><text:span text:style-name="T1">&lt;dependency&gt;</text:span><text:bookmark text:name="L35"/></text:p>
      <text:p text:style-name="P2"><text:bookmark text:name="LC35"/><text:tab/><text:span text:style-name="T1">&lt;groupId&gt;io.rest-assured&lt;/groupId&gt;</text:span><text:bookmark text:name="L36"/></text:p>
      <text:p text:style-name="P2"><text:bookmark text:name="LC36"/><text:tab/><text:span text:style-name="T1">&lt;artifactId&gt;json-path&lt;/artifactId&gt;</text:span><text:bookmark text:name="L37"/></text:p>
      <text:p text:style-name="P2"><text:bookmark text:name="LC37"/><text:tab/><text:span text:style-name="T1">&lt;version&gt;4.5.1&lt;/version&gt;</text:span><text:bookmark text:name="L38"/></text:p>
      <text:p text:style-name="P2"><text:bookmark text:name="LC38"/><text:tab/><text:span text:style-name="T1">&lt;scope&gt;test&lt;/scope&gt;</text:span><text:bookmark text:name="L39"/></text:p>
      <text:p text:style-name="P2"><text:bookmark text:name="LC39"/><text:tab/><text:span text:style-name="T1">&lt;/dependency&gt;</text:span><text:bookmark text:name="L40"/></text:p>
      <text:p text:style-name="P2"><text:bookmark text:name="LC40"/><text:tab/><text:span text:style-name="T1">&lt;dependency&gt;</text:span><text:bookmark text:name="L41"/></text:p>
      <text:p text:style-name="P2"><text:bookmark text:name="LC41"/><text:tab/><text:span text:style-name="T1">&lt;groupId&gt;io.rest-assured&lt;/groupId&gt;</text:span><text:bookmark text:name="L42"/></text:p>
      <text:p text:style-name="P2"><text:bookmark text:name="LC42"/><text:tab/><text:span text:style-name="T1">&lt;artifactId&gt;json-schema-validator&lt;/artifactId&gt;</text:span><text:bookmark text:name="L43"/></text:p>
      <text:p text:style-name="P2"><text:bookmark text:name="LC43"/><text:tab/><text:span text:style-name="T1">&lt;version&gt;4.5.1&lt;/version&gt;</text:span><text:bookmark text:name="L44"/></text:p>
      <text:p text:style-name="P2"><text:bookmark text:name="LC44"/><text:tab/><text:span text:style-name="T1">&lt;scope&gt;test&lt;/scope&gt;</text:span><text:bookmark text:name="L45"/></text:p>
      <text:p text:style-name="P2"><text:bookmark text:name="LC45"/><text:tab/><text:span text:style-name="T1">&lt;/dependency&gt;</text:span><text:bookmark text:name="L46"/></text:p>
      <text:p text:style-name="P2"><text:bookmark text:name="LC46"/><text:tab/><text:span text:style-name="T1">&lt;dependency&gt;</text:span><text:bookmark text:name="L47"/></text:p>
      <text:p text:style-name="P2"><text:bookmark text:name="LC47"/><text:tab/><text:span text:style-name="T1">&lt;groupId&gt;org.junit.jupiter&lt;/groupId&gt;</text:span><text:bookmark text:name="L48"/></text:p>
      <text:p text:style-name="P2"><text:bookmark text:name="LC48"/><text:tab/><text:span text:style-name="T1">&lt;artifactId&gt;junit-jupiter-engine&lt;/artifactId&gt;</text:span><text:bookmark text:name="L49"/></text:p>
      <text:p text:style-name="P2"><text:bookmark text:name="LC49"/><text:tab/><text:span text:style-name="T1">&lt;version&gt;5.9.0&lt;/version&gt;</text:span><text:bookmark text:name="L50"/></text:p>
      <text:p text:style-name="P2"><text:bookmark text:name="LC50"/><text:tab/><text:span text:style-name="T1">&lt;scope&gt;test&lt;/scope&gt;</text:span><text:bookmark text:name="L51"/></text:p>
      <text:p text:style-name="P2"><text:bookmark text:name="LC51"/><text:tab/><text:span text:style-name="T1">&lt;/dependency&gt;</text:span><text:bookmark text:name="L52"/></text:p>
      <text:p text:style-name="P2"><text:bookmark text:name="LC52"/><text:tab/><text:span text:style-name="T1">&lt;dependency&gt;</text:span><text:bookmark text:name="L53"/></text:p>
      <text:p text:style-name="P2"><text:bookmark text:name="LC53"/><text:tab/><text:span text:style-name="T1">&lt;groupId&gt;org.junit.platform&lt;/groupId&gt;</text:span><text:bookmark text:name="L54"/></text:p>
      <text:p text:style-name="P2"><text:bookmark text:name="LC54"/><text:tab/><text:span text:style-name="T1">&lt;artifactId&gt;junit-platform-runner&lt;/artifactId&gt;</text:span><text:bookmark text:name="L55"/></text:p>
      <text:p text:style-name="P2"><text:bookmark text:name="LC55"/><text:tab/><text:span text:style-name="T1">&lt;version&gt;1.9.0&lt;/version&gt;</text:span><text:bookmark text:name="L56"/></text:p>
      <text:p text:style-name="P2"><text:bookmark text:name="LC56"/><text:tab/><text:span text:style-name="T1">&lt;scope&gt;test&lt;/scope&gt;</text:span><text:bookmark text:name="L57"/></text:p>
      <text:p text:style-name="P2"><text:bookmark text:name="LC57"/><text:tab/><text:span text:style-name="T1">&lt;/dependency&gt;</text:span><text:bookmark text:name="L58"/></text:p>
      <text:p text:style-name="P2"><text:bookmark text:name="LC58"/><text:tab/><text:span text:style-name="T1">&lt;dependency&gt;</text:span><text:bookmark text:name="L59"/></text:p>
      <text:p text:style-name="P2"><text:bookmark text:name="LC59"/><text:tab/><text:span text:style-name="T1">&lt;groupId&gt;com.github.javafaker&lt;/groupId&gt;</text:span><text:bookmark text:name="L60"/></text:p>
      <text:p text:style-name="P2"><text:bookmark text:name="LC60"/><text:tab/><text:span text:style-name="T1">&lt;artifactId&gt;javafaker&lt;/artifactId&gt;</text:span><text:bookmark text:name="L61"/></text:p>
      <text:p text:style-name="P2"><text:bookmark text:name="LC61"/><text:tab/><text:span text:style-name="T1">&lt;version&gt;1.0.2&lt;/version&gt;</text:span><text:bookmark text:name="L62"/></text:p>
      <text:p text:style-name="P2"><text:bookmark text:name="LC62"/><text:tab/><text:span text:style-name="T1">&lt;/dependency&gt;</text:span><text:bookmark text:name="L63"/></text:p>
      <text:p text:style-name="P2"><text:bookmark text:name="LC63"/><text:tab/><text:span text:style-name="T1">&lt;dependency&gt;</text:span><text:bookmark text:name="L64"/></text:p>
      <text:p text:style-name="P2"><text:bookmark text:name="LC64"/><text:tab/><text:span text:style-name="T1">&lt;groupId&gt;org.slf4j&lt;/groupId&gt;</text:span><text:bookmark text:name="L65"/></text:p>
      <text:p text:style-name="P2"><text:bookmark text:name="LC65"/><text:tab/><text:span text:style-name="T1">&lt;artifactId&gt;slf4j-simple&lt;/artifactId&gt;</text:span><text:bookmark text:name="L66"/></text:p>
      <text:p text:style-name="P2"><text:bookmark text:name="LC66"/><text:tab/><text:span text:style-name="T1">&lt;version&gt;2.0.1&lt;/version&gt;</text:span><text:bookmark text:name="L67"/></text:p>
      <text:p text:style-name="P2"><text:bookmark text:name="LC67"/><text:tab/><text:span text:style-name="T1">&lt;/dependency&gt;</text:span><text:bookmark text:name="L68"/></text:p>
      <text:p text:style-name="P2"><text:bookmark text:name="LC68"/><text:tab/><text:span text:style-name="T1">&lt;dependency&gt;</text:span><text:bookmark text:name="L69"/></text:p>
      <text:p text:style-name="P2"><text:bookmark text:name="LC69"/><text:soft-page-break/><text:tab/><text:span text:style-name="T1">&lt;groupId&gt;io.qameta.allure&lt;/groupId&gt;</text:span><text:bookmark text:name="L70"/></text:p>
      <text:p text:style-name="P2"><text:bookmark text:name="LC70"/><text:tab/><text:span text:style-name="T1">&lt;artifactId&gt;allure-junit5&lt;/artifactId&gt;</text:span><text:bookmark text:name="L71"/></text:p>
      <text:p text:style-name="P2"><text:bookmark text:name="LC71"/><text:tab/><text:span text:style-name="T1">&lt;version&gt;2.19.0&lt;/version&gt;</text:span><text:bookmark text:name="L72"/></text:p>
      <text:p text:style-name="P2"><text:bookmark text:name="LC72"/><text:tab/><text:span text:style-name="T1">&lt;/dependency&gt;</text:span><text:bookmark text:name="L73"/></text:p>
      <text:p text:style-name="P2"><text:bookmark text:name="LC73"/><text:tab/><text:span text:style-name="T1">&lt;/dependencies&gt;</text:span><text:bookmark text:name="L74"/></text:p>
      <text:p text:style-name="P2"><text:bookmark text:name="LC74"/><text:tab/><text:bookmark text:name="L75"/></text:p>
      <text:p text:style-name="P2"><text:bookmark text:name="LC75"/><text:tab/><text:span text:style-name="T1">&lt;build&gt;</text:span><text:bookmark text:name="L76"/></text:p>
      <text:p text:style-name="P2"><text:bookmark text:name="LC76"/><text:tab/><text:span text:style-name="T1">&lt;plugins&gt;</text:span><text:bookmark text:name="L77"/></text:p>
      <text:p text:style-name="P2"><text:bookmark text:name="LC77"/><text:tab/><text:span text:style-name="T1">&lt;plugin&gt;</text:span><text:bookmark text:name="L78"/></text:p>
      <text:p text:style-name="P2"><text:bookmark text:name="LC78"/><text:tab/><text:span text:style-name="T1">&lt;groupId&gt;org.apache.maven.plugins&lt;/groupId&gt;</text:span><text:bookmark text:name="L79"/></text:p>
      <text:p text:style-name="P2"><text:bookmark text:name="LC79"/><text:tab/><text:span text:style-name="T1">&lt;artifactId&gt;maven-surefire-plugin&lt;/artifactId&gt;</text:span><text:bookmark text:name="L80"/></text:p>
      <text:p text:style-name="P2"><text:bookmark text:name="LC80"/><text:tab/><text:span text:style-name="T1">&lt;version&gt;2.22.2&lt;/version&gt;</text:span><text:bookmark text:name="L81"/></text:p>
      <text:p text:style-name="P2"><text:bookmark text:name="LC81"/><text:tab/><text:span text:style-name="T1">&lt;configuration&gt;</text:span><text:bookmark text:name="L82"/></text:p>
      <text:p text:style-name="P2"><text:bookmark text:name="LC82"/><text:tab/><text:span text:style-name="T1">&lt;testFailureIgnore&gt;false&lt;/testFailureIgnore&gt;</text:span><text:bookmark text:name="L83"/></text:p>
      <text:p text:style-name="P2"><text:bookmark text:name="LC83"/><text:tab/><text:span text:style-name="T1">&lt;argLine&gt;</text:span><text:bookmark text:name="L84"/></text:p>
      <text:p text:style-name="P2"><text:bookmark text:name="LC84"/><text:tab/><text:span text:style-name="T1">-Dfile.encoding=UTF-8</text:span><text:bookmark text:name="L85"/></text:p>
      <text:p text:style-name="P2"><text:bookmark text:name="LC85"/><text:tab/><text:span text:style-name="T1">-javaagent:"${settings.localRepository}/org/aspectj/aspectjweaver/${aspectj.version}/aspectjweaver-${aspectj.version}.jar"</text:span><text:bookmark text:name="L86"/></text:p>
      <text:p text:style-name="P2"><text:bookmark text:name="LC86"/><text:tab/><text:span text:style-name="T1">&lt;/argLine&gt;</text:span><text:bookmark text:name="L87"/></text:p>
      <text:p text:style-name="P2"><text:bookmark text:name="LC87"/><text:tab/><text:span text:style-name="T1">&lt;systemPropertyVariables&gt;</text:span><text:bookmark text:name="L88"/></text:p>
      <text:p text:style-name="P2"><text:bookmark text:name="LC88"/><text:tab/><text:span text:style-name="T1">&lt;allure.results.directory&gt;${project.build.directory}/allure-results&lt;/allure.results.directory&gt;</text:span><text:bookmark text:name="L89"/></text:p>
      <text:p text:style-name="P2"><text:bookmark text:name="LC89"/><text:tab/><text:span text:style-name="T1">&lt;junit.jupiter.extensions.autodetection.enabled&gt;true&lt;/junit.jupiter.extensions.autodetection.enabled&gt;</text:span><text:bookmark text:name="L90"/></text:p>
      <text:p text:style-name="P2"><text:bookmark text:name="LC90"/><text:tab/><text:span text:style-name="T1">&lt;junit.jupiter.execution.parallel.enabled&gt;true&lt;/junit.jupiter.execution.parallel.enabled&gt;</text:span><text:bookmark text:name="L91"/></text:p>
      <text:p text:style-name="P2"><text:bookmark text:name="LC91"/><text:tab/><text:span text:style-name="T1">&lt;junit.jupiter.execution.parallel.config.strategy&gt;dynamic&lt;/junit.jupiter.execution.parallel.config.strategy&gt;</text:span><text:bookmark text:name="L92"/></text:p>
      <text:p text:style-name="P2"><text:bookmark text:name="LC92"/><text:tab/><text:span text:style-name="T1">&lt;/systemPropertyVariables&gt;</text:span><text:bookmark text:name="L93"/></text:p>
      <text:p text:style-name="P2"><text:bookmark text:name="LC93"/><text:tab/><text:span text:style-name="T1">&lt;/configuration&gt;</text:span><text:bookmark text:name="L94"/></text:p>
      <text:p text:style-name="P2"><text:bookmark text:name="LC94"/><text:tab/><text:span text:style-name="T1">&lt;dependencies&gt;</text:span><text:bookmark text:name="L95"/></text:p>
      <text:p text:style-name="P2"><text:bookmark text:name="LC95"/><text:tab/><text:span text:style-name="T1">&lt;dependency&gt;</text:span><text:bookmark text:name="L96"/></text:p>
      <text:p text:style-name="P2"><text:bookmark text:name="LC96"/><text:tab/><text:span text:style-name="T1">&lt;groupId&gt;org.aspectj&lt;/groupId&gt;</text:span><text:bookmark text:name="L97"/></text:p>
      <text:p text:style-name="P2"><text:bookmark text:name="LC97"/><text:tab/><text:span text:style-name="T1">&lt;artifactId&gt;aspectjweaver&lt;/artifactId&gt;</text:span><text:bookmark text:name="L98"/></text:p>
      <text:p text:style-name="P2"><text:bookmark text:name="LC98"/><text:tab/><text:span text:style-name="T1">&lt;version&gt;${aspectj.version}&lt;/version&gt;</text:span><text:bookmark text:name="L99"/></text:p>
      <text:p text:style-name="P2"><text:bookmark text:name="LC99"/><text:tab/><text:span text:style-name="T1">&lt;/dependency&gt;</text:span><text:bookmark text:name="L100"/></text:p>
      <text:p text:style-name="P2"><text:bookmark text:name="LC100"/><text:tab/><text:span text:style-name="T1">&lt;/dependencies&gt;</text:span><text:bookmark text:name="L101"/></text:p>
      <text:p text:style-name="P2"><text:bookmark text:name="LC101"/><text:tab/><text:span text:style-name="T1">&lt;/plugin&gt;</text:span><text:bookmark text:name="L102"/></text:p>
      <text:p text:style-name="P2"><text:bookmark text:name="LC102"/><text:tab/><text:bookmark text:name="L103"/></text:p>
      <text:p text:style-name="P2"><text:bookmark text:name="LC103"/><text:tab/><text:span text:style-name="T1">&lt;plugin&gt;</text:span><text:bookmark text:name="L104"/></text:p>
      <text:p text:style-name="P2"><text:bookmark text:name="LC104"/><text:tab/><text:span text:style-name="T1">&lt;groupId&gt;io.qameta.allure&lt;/groupId&gt;</text:span><text:bookmark text:name="L105"/></text:p>
      <text:p text:style-name="P2"><text:bookmark text:name="LC105"/><text:tab/><text:span text:style-name="T1">&lt;artifactId&gt;allure-maven&lt;/artifactId&gt;</text:span><text:bookmark text:name="L106"/></text:p>
      <text:p text:style-name="P2"><text:bookmark text:name="LC106"/><text:tab/><text:span text:style-name="T1">&lt;version&gt;2.10.0&lt;/version&gt;</text:span><text:bookmark text:name="L107"/></text:p>
      <text:p text:style-name="P2"><text:bookmark text:name="LC107"/><text:tab/><text:span text:style-name="T1">&lt;configuration&gt;</text:span><text:bookmark text:name="L108"/></text:p>
      <text:p text:style-name="P2"><text:bookmark text:name="LC108"/><text:tab/><text:span text:style-name="T1">&lt;reportVersion&gt;${allure.version}&lt;/reportVersion&gt;</text:span><text:bookmark text:name="L109"/></text:p>
      <text:p text:style-name="P2"><text:bookmark text:name="LC109"/><text:tab/><text:span text:style-name="T1">&lt;resultsDirectory&gt;${project.build.directory}/allure-results&lt;/resultsDirectory&gt;</text:span><text:bookmark text:name="L110"/></text:p>
      <text:p text:style-name="P2"><text:bookmark text:name="LC110"/><text:tab/><text:span text:style-name="T1">&lt;/configuration&gt;</text:span><text:bookmark text:name="L111"/></text:p>
      <text:p text:style-name="P2"><text:bookmark text:name="LC111"/><text:tab/><text:span text:style-name="T1">&lt;/plugin&gt;</text:span><text:bookmark text:name="L112"/></text:p>
      <text:p text:style-name="P2"><text:bookmark text:name="LC112"/><text:tab/><text:bookmark text:name="L113"/></text:p>
      <text:p text:style-name="P2"><text:bookmark text:name="LC113"/><text:tab/><text:span text:style-name="T1">&lt;plugin&gt;</text:span><text:bookmark text:name="L114"/></text:p>
      <text:p text:style-name="P2"><text:bookmark text:name="LC114"/><text:tab/><text:span text:style-name="T1">&lt;groupId&gt;org.apache.maven.plugins&lt;/groupId&gt;</text:span><text:bookmark text:name="L115"/></text:p>
      <text:p text:style-name="P2"><text:bookmark text:name="LC115"/><text:tab/><text:span text:style-name="T1">&lt;artifactId&gt;maven-compiler-plugin&lt;/artifactId&gt;</text:span><text:bookmark text:name="L116"/></text:p>
      <text:p text:style-name="P2"><text:bookmark text:name="LC116"/><text:tab/><text:span text:style-name="T1">&lt;version&gt;3.8.1&lt;/version&gt;</text:span><text:bookmark text:name="L117"/></text:p>
      <text:p text:style-name="P2"><text:bookmark text:name="LC117"/><text:tab/><text:span text:style-name="T1">&lt;configuration&gt;</text:span><text:bookmark text:name="L118"/></text:p>
      <text:p text:style-name="P2"><text:bookmark text:name="LC118"/><text:tab/><text:span text:style-name="T1">&lt;source&gt;1.8&lt;/source&gt;</text:span><text:bookmark text:name="L119"/></text:p>
      <text:p text:style-name="P2"><text:bookmark text:name="LC119"/><text:tab/><text:span text:style-name="T1">&lt;target&gt;1.8&lt;/target&gt;</text:span><text:bookmark text:name="L120"/></text:p>
      <text:p text:style-name="P2"><text:bookmark text:name="LC120"/><text:tab/><text:span text:style-name="T1">&lt;/configuration&gt;</text:span><text:bookmark text:name="L121"/></text:p>
      <text:p text:style-name="P2"><text:bookmark text:name="LC121"/><text:tab/><text:span text:style-name="T1">&lt;/plugin&gt;</text:span><text:bookmark text:name="L122"/></text:p>
      <text:p text:style-name="P2"><text:bookmark text:name="LC122"/><text:tab/><text:bookmark text:name="L123"/></text:p>
      <text:p text:style-name="P2"><text:bookmark text:name="LC123"/><text:tab/><text:span text:style-name="T1">&lt;/plugins&gt;</text:span><text:bookmark text:name="L124"/></text:p>
      <text:p text:style-name="P2"><text:bookmark text:name="LC124"/><text:tab/><text:span text:style-name="T1">&lt;/build&gt;</text:span><text:bookmark text:name="L125"/></text:p>
      <text:p text:style-name="P2"><text:bookmark text:name="LC125"/><text:tab/><text:bookmark text:name="L126"/></text:p>
      <text:p text:style-name="P2"><text:bookmark text:name="LC126"/><text:tab/><text:bookmark text:name="L127"/></text:p>
      <text:p text:style-name="P2"><text:bookmark text:name="LC127"/><text:tab/><text:span text:style-name="T1">&lt;/project&gt;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8T20:25:01.154259561</meta:creation-date>
    <dc:date>2023-01-28T20:26:22.302489712</dc:date>
    <meta:editing-duration>PT1M21S</meta:editing-duration>
    <meta:editing-cycles>1</meta:editing-cycles>
    <meta:document-statistic meta:table-count="0" meta:image-count="0" meta:object-count="0" meta:page-count="2" meta:paragraph-count="127" meta:word-count="3" meta:character-count="38" meta:non-whitespace-character-count="36"/>
    <meta:generator>LibreOffice/7.4.2.3$Linux_X86_64 LibreOffice_project/40$Build-3</meta:generator>
  </office:meta>
</office:document-meta>
</file>